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40000017CDEA81107.png" manifest:media-type=""/>
  <manifest:file-entry manifest:full-path="Pictures/10000201000002EC000001BC3F1621B8.png" manifest:media-type=""/>
  <manifest:file-entry manifest:full-path="Pictures/1000592C0000708F000042B2492F881C.svg" manifest:media-type=""/>
  <manifest:file-entry manifest:full-path="Pictures/1000020100000326000004D6745AB82E.png" manifest:media-type=""/>
  <manifest:file-entry manifest:full-path="Pictures/10000201000003970000022093022F6E.png" manifest:media-type=""/>
  <manifest:file-entry manifest:full-path="Pictures/10000201000003CC0000021C79B6E2E7.png" manifest:media-type=""/>
  <manifest:file-entry manifest:full-path="Pictures/10000201000003740000028C7638E7D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00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break-before="page"/>
      <style:text-properties fo:color="#000000" style:font-name="Calibri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Footer">
      <style:text-properties style:font-name="Calibri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1">
      <style:paragraph-properties fo:line-height="100%"/>
      <style:text-properties style:font-name="Calibri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écification et </text:p>
      <text:p text:style-name="P13">test de l'application Skaïpeuh</text:p>
      <text:p text:style-name="P14"/>
      <text:p text:style-name="P15"/>
      <text:p text:style-name="P17">Chapitre 1<text:span text:style-name="T1"> :</text:span></text:p>
      <text:p text:style-name="P16"/>
      <text:p text:style-name="P8">1)</text:p>
      <text:p text:style-name="P1"><text:span text:style-name="T7"><text:tab/></text:span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8"><text:soft-page-break/>2.a)</text:p>
      <text:p text:style-name="P8">Diagrammes de séquence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><draw:frame draw:style-name="fr2" draw:name="images51" text:anchor-type="paragraph" svg:width="17cm" svg:height="10.074cm" draw:z-index="3"><draw:image xlink:href="Pictures/10000201000003970000022093022F6E.png" xlink:type="simple" xlink:show="embed" xlink:actuate="onLoad"/><draw:image xlink:href="Pictures/1000592C0000708F000042B2492F881C.svg" xlink:type="simple" xlink:show="embed" xlink:actuate="onLoad"/></draw:frame></text:p>
      <text:p text:style-name="P2"/>
      <text:p text:style-name="P2"><draw:frame draw:style-name="fr2" draw:name="images6" text:anchor-type="paragraph" svg:width="17cm" svg:height="12.538cm" draw:z-index="4"><draw:image xlink:href="Pictures/10000201000003740000028C7638E7D1.png" xlink:type="simple" xlink:show="embed" xlink:actuate="onLoad"/></draw:frame></text:p>
      <text:p text:style-name="P2"><text:soft-page-break/>Diagrammes etats transitions</text:p>
      <text:p text:style-name="P2"><draw:frame draw:style-name="fr1" draw:name="images7" text:anchor-type="paragraph" svg:x="0cm" svg:y="0.295cm" svg:width="17cm" svg:height="10.089cm" draw:z-index="5"><draw:image xlink:href="Pictures/10000201000002EC000001BC3F1621B8.png" xlink:type="simple" xlink:show="embed" xlink:actuate="onLoad"/></draw:frame></text:p>
      <text:p text:style-name="P2"/>
      <text:p text:style-name="P2"><draw:frame draw:style-name="fr2" draw:name="images5" text:anchor-type="paragraph" svg:width="17cm" svg:height="9.335cm" draw:z-index="7"><draw:image xlink:href="Pictures/10000201000002B40000017CDEA81107.png" xlink:type="simple" xlink:show="embed" xlink:actuate="onLoad"/></draw:frame></text:p>
      <text:p text:style-name="P10"><draw:frame draw:style-name="fr2" draw:name="images8" text:anchor-type="paragraph" svg:width="17cm" svg:height="9.444cm" draw:z-index="8"><draw:image xlink:href="Pictures/10000201000003CC0000021C79B6E2E7.png" xlink:type="simple" xlink:show="embed" xlink:actuate="onLoad"/></draw:frame>b)</text:p>
      <text:p text:style-name="P2"><text:tab/><text:span text:style-name="T3">Afin de pouvoir utiliser l'application, le client est contraint de choisir un pseudo dont la longueur est comprise entre </text:span>1 et 8 caractères. <text:span text:style-name="T3">Il doit également affecter à son serveur un numéro de port libre (</text:span>entre 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<text:s/>permettre l'interopérabilité. Elle se divisera en </text:span><text:span text:style-name="T5">deux parties</text:span><text:span text:style-name="T4"> :</text:span></text:p>
      <text:list xml:id="list6176181033446033331" text:style-name="L1">
        <text:list-item>
          <text:list>
            <text:list-header>
              <text:p text:style-name="P24"><text:span text:style-name="T6">1.</text:span><text:span text:style-name="T3"> la phase d'entrée dans le système qui utilisera le protocole UDP</text:span></text:p>
              <text:p text:style-name="P24"><text:span text:style-name="T6">2.</text:span><text:span text:style-name="T3"> les communications privées qui utiliseront le protocole TCP</text:span></text:p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<text:span text:style-name="T8">*</text:span></text:p>
      <text:p text:style-name="P3"><text:soft-page-break/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6"><text:tab/>Les communications privées s’effectueront via le protocole TCP sous forme de messages de la forme « <text:span text:style-name="T6">MSG length seqchars ». </text:span>L'échange débutera dés lors où la connexion entre le client de l'application et le serveur 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</text:span><text:span text:style-name="T8"><text:note text:id="ftn1" text:note-class="footnote"><text:note-citation text:label="*">*</text:note-citation><text:note-body><text:p text:style-name="P21">confère annexe à la fin du document</text:p></text:note-body></text:note></text:span><text:span text:style-name="T6">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1">Chapitre 2<text:span text:style-name="T1"> </text:span><text:span text:style-name="T2">:</text:span></text:p>
      <text:p text:style-name="P20"/>
      <text:p text:style-name="P20">Diagramme de classe</text:p>
      <text:p text:style-name="P16"><draw:frame draw:style-name="fr1" draw:name="images4" text:anchor-type="paragraph" svg:x="0.907cm" svg:y="0.785cm" svg:width="15.877cm" svg:height="24.386cm" draw:z-index="6"><draw:image xlink:href="Pictures/1000020100000326000004D6745AB82E.png" xlink:type="simple" xlink:show="embed" xlink:actuate="onLoad"/></draw:frame></text:p>
      <text:p text:style-name="P11"/>
      <text:p text:style-name="P12"><text:span text:style-name="T9">Chapitre 3</text:span> :</text:p>
      <text:p text:style-name="P16"/>
      <text:p text:style-name="P16"><text:tab/>Dans le cadre de notre projet, nous avons implémenté la totalité des fonctionnalités de l'application en langage C ainsi qu'en <text:s/>JAVA. En voici donc la liste :</text:p>
      <text:list xml:id="list7334994440401247904" text:style-name="L2">
        <text:list-item>
          <text:list>
            <text:list-item>
              <text:p text:style-name="P23">Interopérabilité C et JAVA</text:p>
            </text:list-item>
            <text:list-item>
              <text:p text:style-name="P23">Connexion au groupe de multidiffusion</text:p>
            </text:list-item>
            <text:list-item>
              <text:p text:style-name="P23">Mise à jour de la liste des personnes connectées</text:p>
            </text:list-item>
            <text:list-item>
              <text:p text:style-name="P23">Possibilité d'engager une communication avec les personnes de cette liste</text:p>
            </text:list-item>
            <text:list-item>
              <text:p text:style-name="P23">Possibilité de recevoir des demandes de communication</text:p>
            </text:list-item>
            <text:list-item>
              <text:p text:style-name="P23">Possibilité de bannir une personne connectée ou d'être banni</text:p>
            </text:list-item>
            <text:list-item>
              <text:p text:style-name="P23">Possibilité d'envoyer des fichiers si le destinataire est d'accord</text:p>
            </text:list-item>
            <text:list-item>
              <text:p text:style-name="P23">Possibilité d'accepter ou refuser la réception de fichier</text:p>
            </text:list-item>
            <text:list-item>
              <text:p text:style-name="P23">Quitter une conversation « proprement » et pouvoir en commencer une nouvelle directement</text:p>
            </text:list-item>
            <text:list-item>
              <text:p text:style-name="P23">Quitter l'application « proprement »</text:p>
              <text:p text:style-name="P23"/>
            </text:list-item>
          </text:list>
        </text:list-item>
      </text:list>
      <text:p text:style-name="P18"/>
      <text:p text:style-name="P18">Chapitre 4<text:span text:style-name="T1"> </text:span><text:span text:style-name="T2">:</text:span></text:p>
      <text:p text:style-name="P19"/>
      <text:p text:style-name="P19"/>
      <text:p text:style-name="P9">Annexe<text:span text:style-name="T1"> :</text:span></text:p>
      <text:p text:style-name="P5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5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5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5"><text:span text:style-name="T6">length</text:span> : représente une longueur comprise entre 1 et 500. La valeur est codée sur trois chiffres en <text:tab/>utilisant le caractère 0 comme bourrage<text:note text:id="ftn2" text:note-class="footnote"><text:note-citation text:label="*">*</text:note-citation><text:note-body><text:p text:style-name="P21">confère annexe à la fin du document</text:p></text:note-body></text:note>. Ainsi la longueur 23 sera codée par la suite de <text:tab/>caractères 023. </text:p>
      <text:p text:style-name="P5"><text:span text:style-name="T6">seqchars</text:span> : est une séquence de caractères. Celle-ci n’a pas de longueur en tant que telle, si une <text:s/><text:tab/>l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5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5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<text:tab/><text:tab/>«superfichier.txt» sera encodé sous la forme </text:p>
      <text:p text:style-name="P5"><text:tab/>superfichier.txt␣␣␣␣␣␣␣␣␣␣␣␣␣␣␣␣␣␣␣␣␣␣␣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20T00:38:22.403258453</dc:date>
    <dc:creator>marco </dc:creator>
    <meta:editing-duration>PT4H39M</meta:editing-duration>
    <meta:editing-cycles>18</meta:editing-cycles>
    <meta:generator>LibreOffice/4.1.3.2$Linux_X86_64 LibreOffice_project/410m0$Build-2</meta:generator>
    <meta:document-statistic meta:table-count="0" meta:image-count="9" meta:object-count="0" meta:page-count="10" meta:paragraph-count="57" meta:word-count="1046" meta:character-count="6408" meta:non-whitespace-character-count="5364"/>
  </office:meta>
</office:document-meta>
</file>